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paragraph-properties fo:text-align="justify" style:justify-single-word="false"/>
      <style:text-properties officeooo:rsid="004bf6fa" officeooo:paragraph-rsid="004bf6fa"/>
    </style:style>
    <style:style style:name="P4" style:family="paragraph" style:parent-style-name="Standard">
      <style:paragraph-properties fo:text-align="justify" style:justify-single-word="false"/>
      <style:text-properties officeooo:rsid="004d6922" officeooo:paragraph-rsid="004d6922"/>
    </style:style>
    <style:style style:name="P5" style:family="paragraph" style:parent-style-name="Standard">
      <style:paragraph-properties fo:text-align="justify" style:justify-single-word="false"/>
      <style:text-properties fo:font-style="italic" officeooo:rsid="004f34b0" officeooo:paragraph-rsid="004f34b0" style:font-style-asian="italic" style:font-style-complex="italic"/>
    </style:style>
    <style:style style:name="P6" style:family="paragraph" style:parent-style-name="Standard">
      <style:paragraph-properties fo:text-align="justify" style:justify-single-word="false"/>
      <style:text-properties fo:font-style="normal" officeooo:rsid="004bf6fa" officeooo:paragraph-rsid="004bf6fa" style:font-style-asian="normal" style:font-style-complex="normal"/>
    </style:style>
    <style:style style:name="P7" style:family="paragraph" style:parent-style-name="Standard">
      <style:paragraph-properties fo:text-align="justify" style:justify-single-word="false"/>
      <style:text-properties fo:font-style="normal" officeooo:rsid="004d6922" officeooo:paragraph-rsid="004d6922" style:font-style-asian="normal" style:font-style-complex="normal"/>
    </style:style>
    <style:style style:name="P8" style:family="paragraph" style:parent-style-name="Standard">
      <style:paragraph-properties fo:text-align="justify" style:justify-single-word="false"/>
      <style:text-properties fo:font-style="normal" officeooo:rsid="004f34b0" officeooo:paragraph-rsid="004f34b0" style:font-style-asian="normal" style:font-style-complex="normal"/>
    </style:style>
    <style:style style:name="P9" style:family="paragraph" style:parent-style-name="Standard">
      <style:paragraph-properties fo:text-align="justify" style:justify-single-word="false"/>
      <style:text-properties fo:font-style="normal" officeooo:rsid="00525fd9" officeooo:paragraph-rsid="00525fd9" style:font-style-asian="normal" style:font-style-complex="normal"/>
    </style:style>
    <style:style style:name="P10" style:family="paragraph" style:parent-style-name="Standard">
      <style:paragraph-properties fo:text-align="justify" style:justify-single-word="false"/>
      <style:text-properties fo:font-style="normal" fo:font-weight="bold" officeooo:rsid="004d6922" officeooo:paragraph-rsid="004d6922" style:font-style-asian="normal" style:font-weight-asian="bold" style:font-style-complex="normal" style:font-weight-complex="bold"/>
    </style:style>
    <style:style style:name="P11" style:family="paragraph" style:parent-style-name="Standard">
      <style:text-properties officeooo:rsid="00561965" officeooo:paragraph-rsid="00561965"/>
    </style:style>
    <style:style style:name="P12" style:family="paragraph" style:parent-style-name="Standard">
      <style:text-properties officeooo:rsid="00574914" officeooo:paragraph-rsid="00574914"/>
    </style:style>
    <style:style style:name="P13" style:family="paragraph" style:parent-style-name="Standard">
      <style:text-properties officeooo:rsid="005a4b44" officeooo:paragraph-rsid="005a4b44"/>
    </style:style>
    <style:style style:name="P14" style:family="paragraph" style:parent-style-name="Standard">
      <style:text-properties officeooo:rsid="005be5de" officeooo:paragraph-rsid="005be5de"/>
    </style:style>
    <style:style style:name="P15" style:family="paragraph" style:parent-style-name="Standard">
      <style:text-properties officeooo:rsid="005d3e34" officeooo:paragraph-rsid="005d3e7a"/>
    </style:style>
    <style:style style:name="P16" style:family="paragraph" style:parent-style-name="Standard">
      <style:text-properties officeooo:rsid="005f1ed0" officeooo:paragraph-rsid="005f1ed0"/>
    </style:style>
    <style:style style:name="P17" style:family="paragraph" style:parent-style-name="Standard">
      <style:text-properties officeooo:rsid="005f1ed0" officeooo:paragraph-rsid="0060f930"/>
    </style:style>
    <style:style style:name="P18" style:family="paragraph" style:parent-style-name="Standard">
      <style:text-properties officeooo:rsid="0061d152" officeooo:paragraph-rsid="0061d152"/>
    </style:style>
    <style:style style:name="P19" style:family="paragraph" style:parent-style-name="Standard" style:list-style-name="L1">
      <style:text-properties officeooo:rsid="0061d152" officeooo:paragraph-rsid="0061d152"/>
    </style:style>
    <style:style style:name="P20" style:family="paragraph" style:parent-style-name="Citation">
      <style:text-properties officeooo:rsid="005f1ed0" officeooo:paragraph-rsid="005f1ed0"/>
    </style:style>
    <style:style style:name="P21" style:family="paragraph" style:parent-style-name="Citation">
      <style:text-properties officeooo:rsid="0060f930" officeooo:paragraph-rsid="0060f930"/>
    </style:style>
    <style:style style:name="T1" style:family="text">
      <style:text-properties officeooo:rsid="004a3b0a"/>
    </style:style>
    <style:style style:name="T2" style:family="text">
      <style:text-properties fo:font-style="normal" style:font-style-asian="normal" style:font-style-complex="normal"/>
    </style:style>
    <style:style style:name="T3" style:family="text">
      <style:text-properties fo:font-style="normal" officeooo:rsid="004f34b0"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589c9d"/>
    </style:style>
    <style:style style:name="T6" style:family="text">
      <style:text-properties officeooo:rsid="0059573a"/>
    </style:style>
    <style:style style:name="T7" style:family="text">
      <style:text-properties officeooo:rsid="005e3c4d"/>
    </style:style>
    <style:style style:name="T8" style:family="text">
      <style:text-properties officeooo:rsid="0060f93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Lutin Userlab :</text:span><text:span text:style-name="T2"> living lab à la cité des sciences et de l'industrie</text:span></text:p>
      <text:p text:style-name="P6"/>
      <text:p text:style-name="P10">Technologies Cognitives</text:p>
      <text:p text:style-name="P4"><text:span text:style-name="T2">Il existe des technologies pour étudier la manière dont réfléchis une personne (suivi du regard, activité cérébrale, </text:span><text:span text:style-name="T3">micro-sudation de la peau, </text:span><text:span text:style-name="T2">etc). Ces outils peuvent être couplés.</text:span></text:p>
      <text:p text:style-name="P7"/>
      <text:p text:style-name="P8">La captation de l'activité cérébrale peut aussi être utilisée comme contrôleur. Les développeurs de jeux vidéos se servent aussi de ces techniques pour gérer au mieux les émotions qu'ils souhaitent faire ressentir au joueur.</text:p>
      <text:p text:style-name="P8"/>
      <text:p text:style-name="P5">SMART</text:p>
      <text:p text:style-name="P8">Plus qu'un simple robot, c'est une machine qui analyse et prend des décisions.</text:p>
      <text:p text:style-name="P8">Ex : Smart Clothe, Smart Car, Smart City.</text:p>
      <text:p text:style-name="P8"/>
      <text:p text:style-name="P9">L'utilisation de robot peut permettre un meilleur apprentissage. Par l'envie d'interagir avec un robot, la motivation de l'enfant augmente et il va réviser ses devoirs pour donner la réponse au robot.</text:p>
      <text:p text:style-name="P9">De même, l'utilisation d'un robot reproduisant les expressions faciales de manière exagérées peuvent aider les autistes à les reconnaître et les reproduire.</text:p>
      <text:p text:style-name="P9"/>
      <text:h text:style-name="Heading_20_2" text:outline-level="2">Perception Art &amp; Science</text:h>
      <text:p text:style-name="P11">Ce que l'on perçoit du réel n'est qu'une interprétation. C'est une sensation personnelle qui peut être, dans certains cas, illusoire. Le système cognitif possède le rôle d'interprétation. La magie joue beaucoup avec le système perceptif et le système analytique (interprétation) pour créer des illusions.</text:p>
      <text:p text:style-name="P11"/>
      <text:p text:style-name="P12">Le cerveau a aussi une très bonne capacité à compléter ce qui manque. Cela permet notamment de remettre du sens dans ce que l'on perçoit. Le cerveau s'appuie ainsi sur ce que l'on connaît pour corriger <text:span text:style-name="T6">ce qui est perçu</text:span>. <text:span text:style-name="T6">Par exemple, l</text:span>a lumière venant d'en haut, il considérera les ombre en fonction pour comprendre ce qui est perçu. <text:span text:style-name="T5">Il y a ainsi une importance du vécu, des références diverses que l'on peut avoir.</text:span></text:p>
      <text:p text:style-name="P12"/>
      <text:p text:style-name="P13">La perception d'une image en deux dimension par un système analytique et perceptif qui a pour référence un monde en trois dimension, est modifiée pour correspondre à la référence. Chaque ligne ou élément peut alors paraître comme une représentation de la profondeur :</text:p>
      <text:p text:style-name="P13">&lt;—&gt; <text:s/>Toit vu de haut ?</text:p>
      <text:p text:style-name="P13">&gt;—&lt; <text:s/>Toit vu de dessous ?</text:p>
      <text:p text:style-name="P13"/>
      <text:p text:style-name="P14">La perception peut agir sur l'interprétation et inversement.</text:p>
      <text:p text:style-name="P14"/>
      <text:p text:style-name="P15"><text:soft-page-break/>Le modèle Top-Down :</text:p>
      <text:p text:style-name="Citation">But &gt; <text:span text:style-name="T7">[</text:span>Représentation &gt; Réalisation &gt; État<text:span text:style-name="T7">](fonction exécutive)</text:span> &gt; Perception</text:p>
      <text:p text:style-name="P20">Ce sens = Pourquoi</text:p>
      <text:p text:style-name="P20">Sens contraire = Comment</text:p>
      <text:p text:style-name="Standard"/>
      <text:p text:style-name="P16">Si répétition de ce schéma pour une action = automatisation de l'activité</text:p>
      <text:p text:style-name="Standard"/>
      <text:p text:style-name="P17">Herbert Simon</text:p>
      <text:p text:style-name="P17"/>
      <text:p text:style-name="P17"><text:span text:style-name="T8">Jean Piaget :</text:span></text:p>
      <text:p text:style-name="P21">Il est possible de voir les retour des actions, donc de les percevoir et de les analyser. On obtient un équilibre qui permet d'améliorer l'activité.</text:p>
      <text:p text:style-name="P21">Représentation = perception de l'action représenté</text:p>
      <text:p text:style-name="P16"/>
      <text:p text:style-name="P16"/>
      <text:p text:style-name="P16"/>
      <text:p text:style-name="P18">Évaluation :</text:p>
      <text:list xml:id="list7876063179854810457" text:style-name="L1">
        <text:list-item>
          <text:p text:style-name="P19">Résumer le cours (0,5 page)</text:p>
        </text:list-item>
        <text:list-item>
          <text:p text:style-name="P19">Développer une partie qui nous a plus intéressé</text:p>
          <text:list>
            <text:list-item>
              <text:p text:style-name="P19">Montrer / expliquer son intérêt pour ce sous-thème</text:p>
            </text:list-item>
            <text:list-item>
              <text:p text:style-name="P19">Quelques recherches par rapport à ce sous-thè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MT1" style:family="text">
      <style:text-properties officeooo:rsid="004a3b0a"/>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text:span text:style-name="MT1">Cognitive</text:span></text:p>
      </style:header>
      <style:footer>
        <text:p text:style-name="MP2"><text:page-number text:select-page="current">1</text:page-number>/<text:page-count>2</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03T12:18:11.829000000</dc:date>
    <meta:editing-duration>PT5H56M33S</meta:editing-duration>
    <meta:editing-cycles>73</meta:editing-cycles>
    <meta:generator>LibreOffice/5.0.5.2$Windows_x86 LibreOffice_project/55b006a02d247b5f7215fc6ea0fde844b30035b3</meta:generator>
    <meta:document-statistic meta:table-count="0" meta:image-count="0" meta:object-count="0" meta:page-count="2" meta:paragraph-count="32" meta:word-count="445" meta:character-count="2739" meta:non-whitespace-character-count="2330"/>
  </office:meta>
</office:document-meta>
</file>